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officeooo:rsid="0022c35b" officeooo:paragraph-rsid="0022c35b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c35b" officeooo:paragraph-rsid="0022c35b" style:font-size-asian="12pt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35b" officeooo:paragraph-rsid="0022c35b" style:font-weight-asian="bold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18dc5"/>
    </style:style>
    <style:style style:name="T4" style:family="text">
      <style:text-properties officeooo:rsid="0022c3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3">Pedir prueba médic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>Propósito</text:p>
          </table:table-cell>
        </table:table-row>
        <table:table-row table:style-name="Tabla2.1">
          <table:table-cell table:style-name="Tabla2.A2" office:value-type="string">
            <text:p text:style-name="P34">Solicitar una prueba médica para un paciente y obtener fecha, hora y lugar en el que se realizará.</text:p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>Resumen</text:p>
          </table:table-cell>
        </table:table-row>
        <table:table-row table:style-name="Tabla3.1">
          <table:table-cell table:style-name="Tabla3.A2" office:value-type="string">
            <text:p text:style-name="P26">El <text:span text:style-name="T4">médico señala que quiere pedir una prueba médica. Selecciona el paciente para el que va a solicitarla y el tipo de prueba que quiere pedir. El sistema le muestra las posibles fechas y horas disponibles para esa prueba. El paciente selecciona la hora que prefiera y el sistema guarda la cita.</text:span>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4">pedir una <text:s/>prueba médic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pedirla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2">pide el tipo de prueba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0">Sanitario: elige <text:span text:style-name="T2">el tipo de prueba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2">muestra las fechas y horas disponibles para la prueba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35">Paciente: elige una fecha y hora para la prueba.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35">El sistema guarda la cita y se la muestra al paciente.</text:p>
          </table:table-cell>
        </table:table-row>
      </table:table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8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7"/>
          </table:table-cell>
          <table:table-cell table:style-name="Tabla5.B4" office:value-type="string">
            <text:p text:style-name="P8"/>
          </table:table-cell>
        </table:table-row>
      </table:table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3">Comentarios</text:p>
          </table:table-cell>
        </table:table-row>
        <table:table-row table:style-name="Tabla7.2">
          <table:table-cell table:style-name="Tabla7.A2" office:value-type="string">
            <text:p text:style-name="P25"/>
          </table:table-cell>
        </table:table-row>
      </table:table>
      <text:p text:style-name="P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20:25:16.646399447</dc:date>
    <meta:editing-cycles>14</meta:editing-cycles>
    <meta:editing-duration>PT42M10S</meta:editing-duration>
    <meta:generator>LibreOffice/5.4.5.1$Linux_X86_64 LibreOffice_project/40m0$Build-1</meta:generator>
    <meta:document-statistic meta:table-count="7" meta:image-count="0" meta:object-count="0" meta:page-count="1" meta:paragraph-count="49" meta:word-count="200" meta:character-count="1157" meta:non-whitespace-character-count="1003"/>
  </office:meta>
</office:document-meta>
</file>